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cm" svg:stroke-color="#111111" draw:marker-start-width="1.7cm" draw:marker-end-width="1.7cm" draw:textarea-horizontal-align="justify" draw:textarea-vertical-align="middle" draw:auto-grow-height="false" fo:min-height="0cm" fo:min-width="0cm" fo:padding-top="0.625cm" fo:padding-bottom="0.625cm" fo:padding-left="0.75cm" fo:padding-right="0.75cm"/>
    </style:style>
    <style:style style:name="gr2" style:family="graphic" style:parent-style-name="standard">
      <style:graphic-properties draw:stroke="none" svg:stroke-color="#000000" draw:fill="none" draw:fill-color="#ffffff" fo:min-height="10.339cm"/>
    </style:style>
    <style:style style:name="P1" style:family="paragraph">
      <style:paragraph-properties fo:text-align="center"/>
    </style:style>
    <style:style style:name="P2" style:family="paragraph">
      <style:text-properties fo:font-family="Impact" style:font-family-generic="swiss" style:font-pitch="variable" fo:font-size="110pt" fo:font-weight="normal" style:font-size-asian="110pt" style:font-weight-asian="normal" style:font-size-complex="110pt" style:font-weight-complex="normal"/>
    </style:style>
    <style:style style:name="T1" style:family="text">
      <style:text-properties fo:font-family="Impact" style:font-family-generic="swiss" style:font-pitch="variable" fo:font-size="110pt" fo:font-weight="normal" style:font-size-asian="110pt" style:font-weight-asian="normal" style:font-size-complex="1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75cm" svg:height="11.75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0.62cm" svg:height="10.589cm" svg:x="2.75cm" svg:y="3cm">
          <draw:text-box>
            <text:p text:style-name="P2"><text:span text:style-name="T1">On</text:span></text:p>
            <text:p text:style-name="P2"><text:span text:style-name="T1">Tou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5-03-25T18:23:52.94</meta:creation-date>
    <dc:date>2015-03-25T19:00:06.44</dc:date>
    <dc:creator>_ </dc:creator>
    <meta:editing-duration>PT21M3S</meta:editing-duration>
    <meta:editing-cycles>1</meta:editing-cycles>
    <meta:document-statistic meta:object-count="2"/>
    <meta:generator>OpenOffice/4.1.1$Win32 OpenOffice.org_project/411m6$Build-9775</meta:generator>
  </office:meta>
</office:document-meta>
</file>